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Roboto" svg:font-family="Robo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Roboto" fo:font-size="10pt" officeooo:rsid="0014e099" officeooo:paragraph-rsid="0014e099" style:font-size-asian="10pt" style:font-size-complex="10pt"/>
    </style:style>
    <style:style style:name="P2" style:family="paragraph" style:parent-style-name="Standard">
      <style:text-properties style:font-name="Roboto" fo:font-size="10pt" fo:font-weight="normal" officeooo:rsid="0014e099" officeooo:paragraph-rsid="0014e099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403f53" loext:opacity="100%" style:font-name="Roboto Slab" fo:font-size="10pt" fo:font-weight="normal" officeooo:rsid="0014e099" officeooo:paragraph-rsid="0014e099" fo:background-color="#fbfbfb" style:font-size-asian="10pt" style:font-size-complex="10pt"/>
    </style:style>
    <style:style style:name="P4" style:family="paragraph" style:parent-style-name="Standard">
      <style:paragraph-properties style:line-height-at-least="0.198in"/>
      <style:text-properties fo:color="#403f53" loext:opacity="100%" style:font-name="Roboto Slab" fo:font-size="10pt" fo:font-weight="normal" fo:background-color="#fbfbfb" style:font-size-asian="10pt" style:font-size-complex="10pt"/>
    </style:style>
    <style:style style:name="P5" style:family="paragraph" style:parent-style-name="Standard">
      <style:text-properties style:font-name="Roboto Slab" fo:font-size="10pt" officeooo:rsid="0014e099" officeooo:paragraph-rsid="0014e099" style:font-size-asian="10pt" style:font-size-complex="10pt"/>
    </style:style>
    <style:style style:name="P6" style:family="paragraph" style:parent-style-name="Standard">
      <style:text-properties style:font-name="Roboto Slab" fo:font-size="10pt" officeooo:paragraph-rsid="0014e099" style:font-size-asian="10pt" style:font-size-complex="10pt"/>
    </style:style>
    <style:style style:name="P7" style:family="paragraph" style:parent-style-name="Standard">
      <style:text-properties style:font-name="Roboto Slab" fo:font-size="10pt" fo:font-weight="normal" officeooo:paragraph-rsid="0014e099" style:font-size-asian="10pt" style:font-weight-asian="normal" style:font-size-complex="10pt" style:font-weight-complex="normal"/>
    </style:style>
    <style:style style:name="P8" style:family="paragraph" style:parent-style-name="Standard">
      <style:text-properties style:font-name="Roboto Slab" fo:font-size="10pt" fo:font-weight="normal" officeooo:rsid="0014e099" officeooo:paragraph-rsid="0014e099" style:font-size-asian="10pt" style:font-weight-asian="normal" style:font-size-complex="10pt" style:font-weight-complex="normal"/>
    </style:style>
    <style:style style:name="P9" style:family="paragraph" style:parent-style-name="Standard">
      <style:text-properties style:font-name="Roboto Slab" fo:font-size="10pt" fo:font-weight="bold" officeooo:rsid="0014e099" officeooo:paragraph-rsid="0014e099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Roboto Slab" fo:font-size="10pt" fo:font-weight="bold" officeooo:rsid="0016e124" officeooo:paragraph-rsid="0016e124" style:font-size-asian="10pt" style:font-weight-asian="bold" style:font-size-complex="10pt" style:font-weight-complex="bold"/>
    </style:style>
    <style:style style:name="T1" style:family="text">
      <style:text-properties officeooo:rsid="0014e09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e099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4e099" style:font-weight-asian="normal" style:font-weight-complex="normal"/>
    </style:style>
    <style:style style:name="T6" style:family="text">
      <style:text-properties fo:color="#994cc3" loext:opacity="100%"/>
    </style:style>
    <style:style style:name="T7" style:family="text">
      <style:text-properties fo:color="#994cc3" loext:opacity="100%" fo:font-style="italic"/>
    </style:style>
    <style:style style:name="T8" style:family="text">
      <style:text-properties fo:color="#111111" loext:opacity="100%"/>
    </style:style>
    <style:style style:name="T9" style:family="text">
      <style:text-properties fo:color="#c96765" loext:opacity="100%"/>
    </style:style>
    <style:style style:name="T10" style:family="text">
      <style:text-properties fo:color="#4876d6" loext:opacity="100%"/>
    </style:style>
    <style:style style:name="T11" style:family="text">
      <style:text-properties fo:color="#4876d6" loext:opacity="100%" fo:font-style="italic"/>
    </style:style>
    <style:style style:name="T12" style:family="text">
      <style:text-properties fo:color="#aa0982" loext:opacity="100%"/>
    </style:style>
    <style:style style:name="T13" style:family="text">
      <style:text-properties fo:color="#939dbb" loext:opacity="100%"/>
    </style:style>
    <style:style style:name="T14" style:family="text">
      <style:text-properties fo:color="#939dbb" loext:opacity="100%" fo:font-style="italic"/>
    </style:style>
    <style:style style:name="T15" style:family="text">
      <style:text-properties fo:color="#0c969b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Experiment No</text:span> : 3 </text:p>
      <text:p text:style-name="P5"/>
      <text:p text:style-name="P5"><text:span text:style-name="T2">Aim</text:span> : Write a C/C++/Java program to solve the above 8-puzzle problem using Steepest Ascent</text:p>
      <text:p text:style-name="P5">Hill Climbing Algorithm. Select an appropriate evaluation function to rate the states.</text:p>
      <text:p text:style-name="P5"/>
      <text:p text:style-name="P6"><text:span text:style-name="T3">Theory</text:span><text:span text:style-name="T1"> : </text:span>The 8-puzzle is a square tray in which are placed, eight square tiles. The remaining ninth square is uncovered. Each tile has a number on it. A tile that is adjacent to the blank space can be slid into that space. A game consists of a starting position and a specified goal position. The goal is to transform the starting position into the goal position by sliding the tiles around. </text:p>
      <text:p text:style-name="P6"/>
      <text:p text:style-name="P6"><text:span text:style-name="T3">Procedure</text:span><text:span text:style-name="T1"> : </text:span><text:span text:style-name="T4">Formalize the above problem in terms of state-space search. Consider the following Initial and Goal States. </text:span></text:p>
      <text:p text:style-name="P7">Start State: <text:s text:c="10"/>Goal State: </text:p>
      <text:p text:style-name="P7">_ _ _ <text:s text:c="20"/>_ _ _ </text:p>
      <text:p text:style-name="P7">|2|8|3| <text:s text:c="18"/>|1|2|3| </text:p>
      <text:p text:style-name="P7">|1|6|4| <text:s text:c="18"/>|8| <text:s/>|4| </text:p>
      <text:p text:style-name="P7">|7| <text:s/>|5| <text:s text:c="18"/>|7|6|5| </text:p>
      <text:p text:style-name="P7">_ _ _ <text:s text:c="20"/>_ _ _</text:p>
      <text:p text:style-name="P7"/>
      <text:p text:style-name="P5"><text:span text:style-name="T2">Evaluation Function Used</text:span><text:span text:style-name="T4"> :</text:span></text:p>
      <text:p text:style-name="P8">The function used to evaluate the best state to move to was checking how many squares were in the correct position as per the goal state. </text:p>
      <text:p text:style-name="P8"/>
      <text:p text:style-name="P5"><text:span text:style-name="T2">Code</text:span><text:span text:style-name="T4"> :</text:span></text:p>
      <text:p text:style-name="P3"><text:span text:style-name="T6">#</text:span><text:span text:style-name="T7">include</text:span><text:span text:style-name="T8">&lt;</text:span><text:span text:style-name="T9">iostream</text:span><text:span text:style-name="T8">&gt;</text:span></text:p>
      <text:p text:style-name="P4"><text:span text:style-name="T6">#</text:span><text:span text:style-name="T7">include</text:span><text:span text:style-name="T8">&lt;</text:span><text:span text:style-name="T9">bits/stdc++.h</text:span><text:span text:style-name="T8">&gt;</text:span></text:p>
      <text:p text:style-name="P4"><text:span text:style-name="T6">using</text:span> <text:span text:style-name="T6">namespace</text:span> std;</text:p>
      <text:p text:style-name="P4"><text:span text:style-name="T10">string</text:span> <text:span text:style-name="T10">inSquare</text:span><text:span text:style-name="T6">=</text:span>{<text:span text:style-name="T8">'</text:span><text:span text:style-name="T9">2</text:span><text:span text:style-name="T8">'</text:span>,<text:span text:style-name="T8">'</text:span><text:span text:style-name="T9">8</text:span><text:span text:style-name="T8">'</text:span>,<text:span text:style-name="T8">'</text:span><text:span text:style-name="T9">3</text:span><text:span text:style-name="T8">'</text:span>,<text:span text:style-name="T8">'</text:span><text:span text:style-name="T9">1</text:span><text:span text:style-name="T8">'</text:span>,<text:span text:style-name="T8">'</text:span><text:span text:style-name="T9">6</text:span><text:span text:style-name="T8">'</text:span>,<text:span text:style-name="T8">'</text:span><text:span text:style-name="T9">4</text:span><text:span text:style-name="T8">'</text:span>,<text:span text:style-name="T8">'</text:span><text:span text:style-name="T9">7</text:span><text:span text:style-name="T8">'</text:span>,<text:span text:style-name="T8">'</text:span><text:span text:style-name="T9"> </text:span><text:span text:style-name="T8">'</text:span>,<text:span text:style-name="T8">'</text:span><text:span text:style-name="T9">5</text:span><text:span text:style-name="T8">'</text:span>};</text:p>
      <text:p text:style-name="P4"><text:span text:style-name="T10">string</text:span> <text:span text:style-name="T10">goalState</text:span><text:span text:style-name="T6">=</text:span>{<text:span text:style-name="T8">'</text:span><text:span text:style-name="T9">1</text:span><text:span text:style-name="T8">'</text:span>,<text:span text:style-name="T8">'</text:span><text:span text:style-name="T9">2</text:span><text:span text:style-name="T8">'</text:span>,<text:span text:style-name="T8">'</text:span><text:span text:style-name="T9">3</text:span><text:span text:style-name="T8">'</text:span>,<text:span text:style-name="T8">'</text:span><text:span text:style-name="T9">8</text:span><text:span text:style-name="T8">'</text:span>,<text:span text:style-name="T8">'</text:span><text:span text:style-name="T9"> </text:span><text:span text:style-name="T8">'</text:span>,<text:span text:style-name="T8">'</text:span><text:span text:style-name="T9">4</text:span><text:span text:style-name="T8">'</text:span>,<text:span text:style-name="T8">'</text:span><text:span text:style-name="T9">7</text:span><text:span text:style-name="T8">'</text:span>,<text:span text:style-name="T8">'</text:span><text:span text:style-name="T9">6</text:span><text:span text:style-name="T8">'</text:span>,<text:span text:style-name="T8">'</text:span><text:span text:style-name="T9">5</text:span><text:span text:style-name="T8">'</text:span>};</text:p>
      <text:p text:style-name="P4"><text:span text:style-name="T6">bool</text:span> <text:span text:style-name="T10">reachedGoal</text:span><text:span text:style-name="T6">=</text:span><text:span text:style-name="T10">false</text:span>;</text:p>
      <text:p text:style-name="P4"><text:span text:style-name="T10">map</text:span><text:span text:style-name="T6">&lt;</text:span><text:span text:style-name="T10">string</text:span>,<text:span text:style-name="T6">bool&gt;</text:span> <text:span text:style-name="T10">visited</text:span>;</text:p>
      <text:p text:style-name="P4"><text:span text:style-name="T6">void</text:span> <text:span text:style-name="T11">printSquare</text:span>(<text:span text:style-name="T10">string</text:span> sq){</text:p>
      <text:p text:style-name="P4"><text:span text:style-name="T6">int</text:span> <text:span text:style-name="T10">i</text:span>,<text:span text:style-name="T10">j</text:span>,<text:span text:style-name="T10">idx</text:span><text:span text:style-name="T6">=</text:span><text:span text:style-name="T12">0</text:span>;</text:p>
      <text:p text:style-name="P4"><text:span text:style-name="T7">for</text:span>(<text:span text:style-name="T10">i</text:span><text:span text:style-name="T6">=</text:span><text:span text:style-name="T12">0</text:span>;<text:span text:style-name="T10">i</text:span><text:span text:style-name="T6">&lt;</text:span><text:span text:style-name="T12">3</text:span>;<text:span text:style-name="T10">i</text:span><text:span text:style-name="T6">++</text:span>){</text:p>
      <text:p text:style-name="P4"><text:span text:style-name="T10">cout</text:span><text:span text:style-name="T11">&lt;&lt;</text:span><text:span text:style-name="T8">"</text:span><text:span text:style-name="T9">|</text:span><text:span text:style-name="T8">"</text:span>;</text:p>
      <text:p text:style-name="P4"><text:span text:style-name="T7">for</text:span>(<text:span text:style-name="T10">j</text:span><text:span text:style-name="T6">=</text:span><text:span text:style-name="T12">0</text:span>;<text:span text:style-name="T10">j</text:span><text:span text:style-name="T6">&lt;</text:span><text:span text:style-name="T12">3</text:span>;<text:span text:style-name="T10">j</text:span><text:span text:style-name="T6">++</text:span>){</text:p>
      <text:p text:style-name="P4"><text:span text:style-name="T10">cout</text:span><text:span text:style-name="T11">&lt;&lt;</text:span>sq<text:span text:style-name="T11">[</text:span><text:span text:style-name="T10">idx</text:span><text:span text:style-name="T11">]&lt;&lt;</text:span><text:span text:style-name="T8">"</text:span><text:span text:style-name="T9">|</text:span><text:span text:style-name="T8">"</text:span>;</text:p>
      <text:p text:style-name="P4"><text:span text:style-name="T10">idx</text:span><text:span text:style-name="T6">++</text:span>;</text:p>
      <text:p text:style-name="P4">}</text:p>
      <text:p text:style-name="P4"><text:span text:style-name="T10">cout</text:span><text:span text:style-name="T11">&lt;&lt;endl</text:span>;</text:p>
      <text:p text:style-name="P4">}</text:p>
      <text:p text:style-name="P4">}</text:p>
      <text:p text:style-name="P4"><text:span text:style-name="T6">int</text:span> <text:span text:style-name="T11">scoreAtNode</text:span>(<text:span text:style-name="T10">string</text:span> sq){</text:p>
      <text:p text:style-name="P4"><text:span text:style-name="T13">//</text:span><text:span text:style-name="T14">Score is number of tiles in the right position</text:span></text:p>
      <text:p text:style-name="P4"><text:span text:style-name="T6">int</text:span> <text:span text:style-name="T10">value</text:span><text:span text:style-name="T6">=</text:span><text:span text:style-name="T12">0</text:span>,<text:span text:style-name="T10">i</text:span>;</text:p>
      <text:p text:style-name="P4"><text:span text:style-name="T7">for</text:span>(<text:span text:style-name="T10">i</text:span><text:span text:style-name="T6">=</text:span><text:span text:style-name="T12">0</text:span>;<text:span text:style-name="T10">i</text:span><text:span text:style-name="T6">&lt;</text:span><text:span text:style-name="T12">9</text:span>;<text:span text:style-name="T10">i</text:span><text:span text:style-name="T6">++</text:span>){</text:p>
      <text:p text:style-name="P4"><text:span text:style-name="T7">if</text:span>(sq<text:span text:style-name="T11">[</text:span><text:span text:style-name="T10">i</text:span><text:span text:style-name="T11">]</text:span><text:span text:style-name="T6">==</text:span><text:span text:style-name="T10">goalState</text:span><text:span text:style-name="T11">[</text:span><text:span text:style-name="T10">i</text:span><text:span text:style-name="T11">]</text:span>)</text:p>
      <text:p text:style-name="P4"><text:span text:style-name="T10">value</text:span><text:span text:style-name="T6">++</text:span>;</text:p>
      <text:p text:style-name="P4">}</text:p>
      <text:p text:style-name="P4"><text:span text:style-name="T7">return</text:span> <text:span text:style-name="T10">value</text:span>;</text:p>
      <text:p text:style-name="P4">}</text:p>
      <text:p text:style-name="P4"><text:span text:style-name="T10">list</text:span>&lt;<text:span text:style-name="T10">string</text:span>&gt; <text:span text:style-name="T11">getSuccessors</text:span>(<text:span text:style-name="T10">string</text:span> sq){</text:p>
      <text:p text:style-name="P4"><text:soft-page-break/><text:span text:style-name="T10">list</text:span><text:span text:style-name="T6">&lt;</text:span><text:span text:style-name="T10">string</text:span><text:span text:style-name="T6">&gt;</text:span> <text:span text:style-name="T10">neighbours</text:span>;</text:p>
      <text:p text:style-name="P4"><text:span text:style-name="T13">// </text:span><text:span text:style-name="T14">Get index of the space</text:span></text:p>
      <text:p text:style-name="P4"><text:span text:style-name="T6">int</text:span> <text:span text:style-name="T10">spaceIdx</text:span><text:span text:style-name="T6">=</text:span>sq.<text:span text:style-name="T11">find</text:span>(<text:span text:style-name="T8">"</text:span><text:span text:style-name="T9"> </text:span><text:span text:style-name="T8">"</text:span>);</text:p>
      <text:p text:style-name="P4"><text:span text:style-name="T13">// </text:span><text:span text:style-name="T14">Find next possible moves</text:span></text:p>
      <text:p text:style-name="P4"><text:span text:style-name="T13">// </text:span><text:span text:style-name="T14">move down the tile above the space</text:span></text:p>
      <text:p text:style-name="P4"><text:span text:style-name="T7">if</text:span>(<text:span text:style-name="T10">spaceIdx</text:span><text:span text:style-name="T15">-</text:span><text:span text:style-name="T12">3</text:span><text:span text:style-name="T6">&gt;=</text:span><text:span text:style-name="T12">0</text:span>){</text:p>
      <text:p text:style-name="P4"><text:span text:style-name="T10">string</text:span> <text:span text:style-name="T10">next</text:span><text:span text:style-name="T6">=</text:span>sq;</text:p>
      <text:p text:style-name="P4"><text:span text:style-name="T11">swap</text:span>(<text:span text:style-name="T10">next</text:span><text:span text:style-name="T11">[</text:span><text:span text:style-name="T10">spaceIdx</text:span><text:span text:style-name="T11">]</text:span>,<text:span text:style-name="T10">next</text:span><text:span text:style-name="T11">[</text:span><text:span text:style-name="T10">spaceIdx</text:span><text:span text:style-name="T15">-</text:span><text:span text:style-name="T12">3</text:span><text:span text:style-name="T11">]</text:span>);</text:p>
      <text:p text:style-name="P4"><text:span text:style-name="T7">if</text:span>(<text:span text:style-name="T10">visited</text:span>.<text:span text:style-name="T11">count</text:span>(<text:span text:style-name="T10">next</text:span>)<text:span text:style-name="T6">==</text:span><text:span text:style-name="T12">0</text:span>)</text:p>
      <text:p text:style-name="P4"><text:span text:style-name="T10">neighbours</text:span>.<text:span text:style-name="T11">push_back</text:span>(<text:span text:style-name="T10">next</text:span>);</text:p>
      <text:p text:style-name="P4">}</text:p>
      <text:p text:style-name="P4"><text:span text:style-name="T13">//</text:span><text:span text:style-name="T14">move up the tile below the space</text:span></text:p>
      <text:p text:style-name="P4"><text:span text:style-name="T7">if</text:span>(<text:span text:style-name="T10">spaceIdx</text:span><text:span text:style-name="T15">+</text:span><text:span text:style-name="T12">3</text:span><text:span text:style-name="T6">&lt;</text:span><text:span text:style-name="T12">9</text:span>){</text:p>
      <text:p text:style-name="P4"><text:span text:style-name="T10">string</text:span> <text:span text:style-name="T10">next</text:span><text:span text:style-name="T6">=</text:span>sq;</text:p>
      <text:p text:style-name="P4"><text:span text:style-name="T11">swap</text:span>(<text:span text:style-name="T10">next</text:span><text:span text:style-name="T11">[</text:span><text:span text:style-name="T10">spaceIdx</text:span><text:span text:style-name="T11">]</text:span>,<text:span text:style-name="T10">next</text:span><text:span text:style-name="T11">[</text:span><text:span text:style-name="T10">spaceIdx</text:span><text:span text:style-name="T15">+</text:span><text:span text:style-name="T12">3</text:span><text:span text:style-name="T11">]</text:span>);</text:p>
      <text:p text:style-name="P4"><text:span text:style-name="T7">if</text:span>(<text:span text:style-name="T10">visited</text:span>.<text:span text:style-name="T11">count</text:span>(<text:span text:style-name="T10">next</text:span>)<text:span text:style-name="T6">==</text:span><text:span text:style-name="T12">0</text:span>)</text:p>
      <text:p text:style-name="P4"><text:span text:style-name="T10">neighbours</text:span>.<text:span text:style-name="T11">push_back</text:span>(<text:span text:style-name="T10">next</text:span>);</text:p>
      <text:p text:style-name="P4">}</text:p>
      <text:p text:style-name="P4"><text:span text:style-name="T13">//</text:span><text:span text:style-name="T14">move the tile to the left of the space</text:span></text:p>
      <text:p text:style-name="P4"><text:span text:style-name="T7">if</text:span>(<text:span text:style-name="T10">spaceIdx</text:span><text:span text:style-name="T15">%</text:span><text:span text:style-name="T12">3</text:span><text:span text:style-name="T6">!=</text:span><text:span text:style-name="T12">0</text:span>){</text:p>
      <text:p text:style-name="P4"><text:span text:style-name="T10">string</text:span> <text:span text:style-name="T10">next</text:span><text:span text:style-name="T6">=</text:span>sq;</text:p>
      <text:p text:style-name="P4"><text:span text:style-name="T11">swap</text:span>(<text:span text:style-name="T10">next</text:span><text:span text:style-name="T11">[</text:span><text:span text:style-name="T10">spaceIdx</text:span><text:span text:style-name="T11">]</text:span>,<text:span text:style-name="T10">next</text:span><text:span text:style-name="T11">[</text:span><text:span text:style-name="T10">spaceIdx</text:span><text:span text:style-name="T15">-</text:span><text:span text:style-name="T12">1</text:span><text:span text:style-name="T11">]</text:span>);</text:p>
      <text:p text:style-name="P4"><text:span text:style-name="T7">if</text:span>(<text:span text:style-name="T10">visited</text:span>.<text:span text:style-name="T11">count</text:span>(<text:span text:style-name="T10">next</text:span>)<text:span text:style-name="T6">==</text:span><text:span text:style-name="T12">0</text:span>)</text:p>
      <text:p text:style-name="P4"><text:span text:style-name="T10">neighbours</text:span>.<text:span text:style-name="T11">push_back</text:span>(<text:span text:style-name="T10">next</text:span>);</text:p>
      <text:p text:style-name="P4">}</text:p>
      <text:p text:style-name="P4"><text:span text:style-name="T13">//</text:span><text:span text:style-name="T14">move the tile to the right of the square</text:span></text:p>
      <text:p text:style-name="P4"><text:span text:style-name="T7">if</text:span>((<text:span text:style-name="T10">spaceIdx</text:span><text:span text:style-name="T15">+</text:span><text:span text:style-name="T12">1</text:span>)<text:span text:style-name="T15">%</text:span><text:span text:style-name="T12">3</text:span><text:span text:style-name="T6">!=</text:span><text:span text:style-name="T12">0</text:span>){</text:p>
      <text:p text:style-name="P4"><text:span text:style-name="T10">string</text:span> <text:span text:style-name="T10">next</text:span><text:span text:style-name="T6">=</text:span>sq;</text:p>
      <text:p text:style-name="P4"><text:span text:style-name="T11">swap</text:span>(<text:span text:style-name="T10">next</text:span><text:span text:style-name="T11">[</text:span><text:span text:style-name="T10">spaceIdx</text:span><text:span text:style-name="T11">]</text:span>,<text:span text:style-name="T10">next</text:span><text:span text:style-name="T11">[</text:span><text:span text:style-name="T10">spaceIdx</text:span><text:span text:style-name="T15">+</text:span><text:span text:style-name="T12">1</text:span><text:span text:style-name="T11">]</text:span>);</text:p>
      <text:p text:style-name="P4"><text:span text:style-name="T7">if</text:span>(<text:span text:style-name="T10">visited</text:span>.<text:span text:style-name="T11">count</text:span>(<text:span text:style-name="T10">next</text:span>)<text:span text:style-name="T6">==</text:span><text:span text:style-name="T12">0</text:span>)</text:p>
      <text:p text:style-name="P4"><text:span text:style-name="T10">neighbours</text:span>.<text:span text:style-name="T11">push_back</text:span>(<text:span text:style-name="T10">next</text:span>);</text:p>
      <text:p text:style-name="P4">}</text:p>
      <text:p text:style-name="P4"><text:span text:style-name="T7">return</text:span> <text:span text:style-name="T10">neighbours</text:span>;</text:p>
      <text:p text:style-name="P4">}</text:p>
      <text:p text:style-name="P4"><text:span text:style-name="T10">string</text:span> <text:span text:style-name="T11">highestScore</text:span>(<text:span text:style-name="T10">list</text:span>&lt;<text:span text:style-name="T10">string</text:span>&gt; neighbours){</text:p>
      <text:p text:style-name="P4"><text:span text:style-name="T6">int</text:span> <text:span text:style-name="T10">highest</text:span><text:span text:style-name="T6">=</text:span><text:span text:style-name="T15">-</text:span><text:span text:style-name="T12">1</text:span>, <text:span text:style-name="T10">highestIdx</text:span><text:span text:style-name="T6">=</text:span><text:span text:style-name="T15">-</text:span><text:span text:style-name="T12">1</text:span>, <text:span text:style-name="T10">idx</text:span><text:span text:style-name="T6">=</text:span><text:span text:style-name="T12">0</text:span>, <text:span text:style-name="T10">currScore</text:span>;</text:p>
      <text:p text:style-name="P4"><text:span text:style-name="T7">if</text:span>(neighbours.<text:span text:style-name="T11">size</text:span>()<text:span text:style-name="T6">==</text:span><text:span text:style-name="T12">0</text:span>){</text:p>
      <text:p text:style-name="P4"><text:span text:style-name="T10">cout</text:span><text:span text:style-name="T11">&lt;&lt;</text:span><text:span text:style-name="T8">"</text:span><text:span text:style-name="T9">Failure: Did not find solution</text:span><text:span text:style-name="T8">"</text:span><text:span text:style-name="T11">&lt;&lt;endl</text:span>;</text:p>
      <text:p text:style-name="P4"><text:span text:style-name="T11">exit</text:span>(<text:span text:style-name="T12">0</text:span>);</text:p>
      <text:p text:style-name="P4">}</text:p>
      <text:p text:style-name="P4"><text:span text:style-name="T7">for</text:span>(<text:span text:style-name="T10">string</text:span> <text:span text:style-name="T10">neighbour</text:span>: neighbours){</text:p>
      <text:p text:style-name="P4"><text:span text:style-name="T10">currScore</text:span><text:span text:style-name="T6">=</text:span><text:span text:style-name="T11">scoreAtNode</text:span>(<text:span text:style-name="T10">neighbour</text:span>);</text:p>
      <text:p text:style-name="P4"><text:span text:style-name="T7">if</text:span>(<text:span text:style-name="T10">currScore</text:span><text:span text:style-name="T6">&gt;</text:span><text:span text:style-name="T10">highest</text:span>){</text:p>
      <text:p text:style-name="P4"><text:span text:style-name="T10">highest</text:span><text:span text:style-name="T6">=</text:span><text:span text:style-name="T10">currScore</text:span>;</text:p>
      <text:p text:style-name="P4"><text:span text:style-name="T10">highestIdx</text:span><text:span text:style-name="T6">=</text:span><text:span text:style-name="T10">idx</text:span>;</text:p>
      <text:p text:style-name="P4">}</text:p>
      <text:p text:style-name="P4"><text:span text:style-name="T10">idx</text:span><text:span text:style-name="T6">++</text:span>;</text:p>
      <text:p text:style-name="P4">}</text:p>
      <text:p text:style-name="P4"><text:span text:style-name="T6">auto</text:span> <text:span text:style-name="T10">it</text:span><text:span text:style-name="T6">=</text:span>neighbours.<text:span text:style-name="T11">begin</text:span>();</text:p>
      <text:p text:style-name="P4"><text:span text:style-name="T11">advance</text:span>(<text:span text:style-name="T10">it</text:span>,<text:span text:style-name="T10">highestIdx</text:span>);</text:p>
      <text:p text:style-name="P4"><text:span text:style-name="T10">cout</text:span><text:span text:style-name="T11">&lt;&lt;</text:span><text:span text:style-name="T8">"</text:span><text:span text:style-name="T9">Succesor with highest score:</text:span><text:span text:style-name="T8">"</text:span><text:span text:style-name="T11">&lt;&lt;endl</text:span>;</text:p>
      <text:p text:style-name="P4"><text:soft-page-break/><text:span text:style-name="T11">printSquare</text:span>(<text:span text:style-name="T11">*</text:span><text:span text:style-name="T10">it</text:span>);</text:p>
      <text:p text:style-name="P4"><text:span text:style-name="T7">if</text:span>(<text:span text:style-name="T11">*</text:span><text:span text:style-name="T10">it</text:span><text:span text:style-name="T11">==</text:span><text:span text:style-name="T10">goalState</text:span>){</text:p>
      <text:p text:style-name="P4"><text:span text:style-name="T10">cout</text:span><text:span text:style-name="T11">&lt;&lt;</text:span><text:span text:style-name="T8">"</text:span><text:span text:style-name="T9">Reached Goal State</text:span><text:span text:style-name="T8">"</text:span><text:span text:style-name="T11">&lt;&lt;endl</text:span>;</text:p>
      <text:p text:style-name="P4"><text:span text:style-name="T11">exit</text:span>(<text:span text:style-name="T12">0</text:span>);</text:p>
      <text:p text:style-name="P4">}</text:p>
      <text:p text:style-name="P4"><text:span text:style-name="T10">visited</text:span><text:span text:style-name="T11">[*</text:span><text:span text:style-name="T10">it</text:span><text:span text:style-name="T11">]</text:span><text:span text:style-name="T6">=</text:span><text:span text:style-name="T10">true</text:span>;</text:p>
      <text:p text:style-name="P4"><text:span text:style-name="T7">return</text:span> <text:span text:style-name="T11">*</text:span><text:span text:style-name="T10">it</text:span>;</text:p>
      <text:p text:style-name="P4">}</text:p>
      <text:p text:style-name="P4"><text:span text:style-name="T6">int</text:span> <text:span text:style-name="T11">main</text:span>(){</text:p>
      <text:p text:style-name="P4"><text:span text:style-name="T10">string</text:span> <text:span text:style-name="T10">currNode</text:span><text:span text:style-name="T6">=</text:span><text:span text:style-name="T10">inSquare</text:span>;</text:p>
      <text:p text:style-name="P4"><text:span text:style-name="T10">cout</text:span><text:span text:style-name="T11">&lt;&lt;</text:span><text:span text:style-name="T8">"</text:span><text:span text:style-name="T9">Start State: </text:span><text:span text:style-name="T8">"</text:span><text:span text:style-name="T11">&lt;&lt;endl</text:span>;</text:p>
      <text:p text:style-name="P4"><text:span text:style-name="T11">printSquare</text:span>(<text:span text:style-name="T10">currNode</text:span>);</text:p>
      <text:p text:style-name="P4"><text:span text:style-name="T7">while</text:span>(<text:span text:style-name="T10">true</text:span>){</text:p>
      <text:p text:style-name="P4"><text:span text:style-name="T10">currNode</text:span><text:span text:style-name="T11">=highestScore</text:span>(<text:span text:style-name="T11">getSuccessors</text:span>(<text:span text:style-name="T10">currNode</text:span>));</text:p>
      <text:p text:style-name="P4">}</text:p>
      <text:p text:style-name="P4">}</text:p>
      <text:p text:style-name="P5"/>
      <text:p text:style-name="P9">Output <text:span text:style-name="T4">:</text:span></text:p>
      <text:p text:style-name="P8">Start State:</text:p>
      <text:p text:style-name="P8">|2|8|3|</text:p>
      <text:p text:style-name="P8">|1|6|4|</text:p>
      <text:p text:style-name="P8">|7| <text:s/>|5|</text:p>
      <text:p text:style-name="P8">Succesor with highest score:</text:p>
      <text:p text:style-name="P8">|2|8|3|</text:p>
      <text:p text:style-name="P8">|1| <text:s/>|4|</text:p>
      <text:p text:style-name="P8">|7|6|5|</text:p>
      <text:p text:style-name="P8">Succesor with highest score:</text:p>
      <text:p text:style-name="P8">|2| <text:s/>|3|</text:p>
      <text:p text:style-name="P8">|1|8|4|</text:p>
      <text:p text:style-name="P8">|7|6|5|</text:p>
      <text:p text:style-name="P8">Succesor with highest score:</text:p>
      <text:p text:style-name="P8">| <text:s/>|2|3|</text:p>
      <text:p text:style-name="P8">|1|8|4|</text:p>
      <text:p text:style-name="P8">|7|6|5|</text:p>
      <text:p text:style-name="P8">Succesor with highest score:</text:p>
      <text:p text:style-name="P8">|1|2|3|</text:p>
      <text:p text:style-name="P8">| <text:s/>|8|4|</text:p>
      <text:p text:style-name="P8">|7|6|5|</text:p>
      <text:p text:style-name="P8">Succesor with highest score:</text:p>
      <text:p text:style-name="P8">|1|2|3|</text:p>
      <text:p text:style-name="P8">|8| <text:s/>|4|</text:p>
      <text:p text:style-name="P8">|7|6|5|</text:p>
      <text:p text:style-name="P8">Reached Goal State</text:p>
      <text:p text:style-name="P5"/>
      <text:p text:style-name="P6"><text:span text:style-name="T3">Conclusion </text:span><text:span text:style-name="T5">: </text:span><text:span text:style-name="T4">C/C++/Java program to solve the above 8-puzzle problem using Steepest Ascent Hill Climbing Algorithm was written and executed successfully. </text:span></text:p>
      <text:p text:style-name="P6"><text:span text:style-name="T4"/></text:p>
      <text:p text:style-name="P10">Deepraj Bhosale</text:p>
      <text:p text:style-name="P10">1811050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Arial1" svg:font-family="Arial" style:font-family-generic="swiss"/>
    <style:font-face style:name="Roboto" svg:font-family="Roboto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9T11:12:02.523000000</meta:creation-date>
    <dc:date>2021-07-29T12:06:34.116077437</dc:date>
    <meta:editing-duration>PT25M43S</meta:editing-duration>
    <meta:editing-cycles>3</meta:editing-cycles>
    <meta:generator>LibreOffice/7.1.4.2$Linux_X86_64 LibreOffice_project/10$Build-2</meta:generator>
    <meta:document-statistic meta:table-count="0" meta:image-count="0" meta:object-count="0" meta:page-count="3" meta:paragraph-count="138" meta:word-count="441" meta:character-count="3525" meta:non-whitespace-character-count="3100"/>
  </office:meta>
</office:document-meta>
</file>